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viceHandler.ListServiceHandler( ServerRegistry s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Handler.handle( String target , HttpServletRequest request , HttpServletResponse response , int dispat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